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552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552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552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552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552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552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552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552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552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552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552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552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552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552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552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552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552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iguel Enrique  Guevara Márqu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9/3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772321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Elvis Miguel Guevara Li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93501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5.76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0"/>
    <meta:template xlink:type="simple" xlink:actuate="onRequest" xlink:title="Normal" xlink:href=""/>
  </office:meta>
</office:document-meta>
</file>